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187.0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 cont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Contacts/da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op. distribu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Orange zone</text:p>
          </table:table-cell>
          <table:table-cell office:value-type="string" calcext:value-type="string">
            <text:p>Green zone</text:p>
          </table:table-cell>
          <table:table-cell office:value-type="string" calcext:value-type="string">
            <text:p>Well mixed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0.407/(0.407+0.471)" office:value-type="float" office:value="0.463553530751708" calcext:value-type="float">
            <text:p>0.463553530751708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0.471/(0.407+0.471)" office:value-type="float" office:value="0.536446469248292" calcext:value-type="float">
            <text:p>0.536446469248292</text:p>
          </table:table-cell>
          <table:table-cell table:formula="of:=0.0625/(0.0625+0.022+0.0375)" office:value-type="float" office:value="0.512295081967213" calcext:value-type="float">
            <text:p>0.512295081967213</text:p>
          </table:table-cell>
          <table:table-cell table:formula="of:=450/1000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0" calcext:value-type="float">
            <text:p>0</text:p>
          </table:table-cell>
          <table:table-cell table:formula="of:=(0.022+0.0375)/(0.0625+0.022+0.0375)" office:value-type="float" office:value="0.487704918032787" calcext:value-type="float">
            <text:p>0.487704918032787</text:p>
          </table:table-cell>
          <table:table-cell table:formula="of:=50/1000" office:value-type="float" office:value="0.05" calcext:value-type="float">
            <text:p>0.05</text:p>
          </table:table-cell>
        </table:table-row>
      </table:table>
      <table:table table:name="Interzonal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(un)Effectivity of neutral z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contacts in the neutral zone that become an actual contact</text:p>
          </table:table-cell>
        </table:table-row>
        <table:table-row table:style-name="ro1">
          <table:table-cell office:value-type="string" calcext:value-type="string">
            <text:p>Carer-adult contact/da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acts of carers (green adults) with orange adults for caring duties (take meds, etc into green zone), per day</text:p>
          </table:table-cell>
        </table:table-row>
        <table:table-row table:style-name="ro1">
          <table:table-cell office:value-type="string" calcext:value-type="string">
            <text:p>Fraction green <text:s/>adult pop using neutr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green population using the neutral zone / day, excluding usage for caring duties.</text:p>
          </table:table-cell>
        </table:table-row>
        <table:table-row table:style-name="ro1">
          <table:table-cell office:value-type="string" calcext:value-type="string">
            <text:p>Fraction green elderly pop using neutr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raction of green population using the neutral zone / day, excluding usage for caring duties.</text:p>
          </table:table-cell>
        </table:table-row>
        <table:table-row table:style-name="ro1">
          <table:table-cell office:value-type="string" calcext:value-type="string">
            <text:p>Avg green individuals in neutral 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number of green individuals in neutral zone</text:p>
          </table:table-cell>
        </table:table-row>
        <table:table-row table:style-name="ro1">
          <table:table-cell office:value-type="string" calcext:value-type="string">
            <text:p>Total people in neutral zo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raction orange young using neutra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raction of orange pop using neutral zone / day</text:p>
          </table:table-cell>
        </table:table-row>
        <table:table-row table:style-name="ro1">
          <table:table-cell office:value-type="string" calcext:value-type="string">
            <text:p>Fraction orange adult using neutral</text:p>
          </table:table-cell>
          <table:table-cell office:value-type="float" office:value="0.01" calcext:value-type="float">
            <text:p>0.01</text:p>
          </table:table-cell>
          <table:table-cell/>
        </table:table-row>
      </table:table>
      <table:table table:name="Null model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You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derl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['All contacts'.B2]*['Pop. distribution'.D2]" office:value-type="float" office:value="12.5" calcext:value-type="float">
            <text:p>12.5</text:p>
          </table:table-cell>
          <table:table-cell table:formula="of:=['All contacts'.B2]*['Pop. distribution'.D3]" office:value-type="float" office:value="11.25" calcext:value-type="float">
            <text:p>11.25</text:p>
          </table:table-cell>
          <table:table-cell table:formula="of:=['All contacts'.B2]*['Pop. distribution'.D4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['All contacts'.B3]*['Pop. distribution'.D2]" office:value-type="float" office:value="7.5" calcext:value-type="float">
            <text:p>7.5</text:p>
          </table:table-cell>
          <table:table-cell table:formula="of:=['All contacts'.B3]*['Pop. distribution'.D3]" office:value-type="float" office:value="6.75" calcext:value-type="float">
            <text:p>6.75</text:p>
          </table:table-cell>
          <table:table-cell table:formula="of:=['All contacts'.B3]*['Pop. distribution'.D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table:formula="of:=['All contacts'.B4]*['Pop. distribution'.D2]" office:value-type="float" office:value="5" calcext:value-type="float">
            <text:p>5</text:p>
          </table:table-cell>
          <table:table-cell table:formula="of:=['All contacts'.B4]*['Pop. distribution'.D3]" office:value-type="float" office:value="4.5" calcext:value-type="float">
            <text:p>4.5</text:p>
          </table:table-cell>
          <table:table-cell table:formula="of:=['All contacts'.B4]*['Pop. distribution'.D4]" office:value-type="float" office:value="0.5" calcext:value-type="float">
            <text:p>0.5</text:p>
          </table:table-cell>
        </table:table-row>
      </table:table>
      <table:table table:name="Null model (normalised)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Young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derly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['Null model'.B2]/SUM(['Null model'.B2:.D2])" office:value-type="float" office:value="0.5" calcext:value-type="float">
            <text:p>0.5</text:p>
          </table:table-cell>
          <table:table-cell table:formula="of:=['Null model'.C2]/SUM(['Null model'.B2:.D2])" office:value-type="float" office:value="0.45" calcext:value-type="float">
            <text:p>0.45</text:p>
          </table:table-cell>
          <table:table-cell table:formula="of:=['Null model'.D2]/SUM(['Null model'.B2:.D2]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['Null model'.B3]/SUM(['Null model'.B3:.D3])" office:value-type="float" office:value="0.5" calcext:value-type="float">
            <text:p>0.5</text:p>
          </table:table-cell>
          <table:table-cell table:formula="of:=['Null model'.C3]/SUM(['Null model'.B3:.D3])" office:value-type="float" office:value="0.45" calcext:value-type="float">
            <text:p>0.45</text:p>
          </table:table-cell>
          <table:table-cell table:formula="of:=['Null model'.D3]/SUM(['Null model'.B3:.D3]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Elderly</text:p>
          </table:table-cell>
          <table:table-cell table:formula="of:=['Null model'.B4]/SUM(['Null model'.B4:.D4])" office:value-type="float" office:value="0.5" calcext:value-type="float">
            <text:p>0.5</text:p>
          </table:table-cell>
          <table:table-cell table:formula="of:=['Null model'.C4]/SUM(['Null model'.B4:.D4])" office:value-type="float" office:value="0.45" calcext:value-type="float">
            <text:p>0.45</text:p>
          </table:table-cell>
          <table:table-cell table:formula="of:=['Null model'.D4]/SUM(['Null model'.B4:.D4])" office:value-type="float" office:value="0.05" calcext:value-type="float">
            <text:p>0.05</text:p>
          </table:table-cell>
        </table:table-row>
      </table:table>
      <table:table table:name="Contacts (absolute)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Orange/Young</text:p>
          </table:table-cell>
          <table:table-cell office:value-type="string" calcext:value-type="string">
            <text:p>Orange/Adult</text:p>
          </table:table-cell>
          <table:table-cell office:value-type="string" calcext:value-type="string">
            <text:p>Orange/Elderly</text:p>
          </table:table-cell>
          <table:table-cell office:value-type="string" calcext:value-type="string">
            <text:p>Green/Young</text:p>
          </table:table-cell>
          <table:table-cell office:value-type="string" calcext:value-type="string">
            <text:p>Green/Adult</text:p>
          </table:table-cell>
          <table:table-cell office:value-type="string" calcext:value-type="string">
            <text:p>Green/Elderly</text:p>
          </table:table-cell>
        </table:table-row>
        <table:table-row table:style-name="ro1">
          <table:table-cell office:value-type="string" calcext:value-type="string">
            <text:p>Orange/Young</text:p>
          </table:table-cell>
          <table:table-cell table:formula="of:=['All contacts'.B2]*['Pop. distribution'.B2]" office:value-type="float" office:value="11.5888382687927" calcext:value-type="float">
            <text:p>11.5888382687927</text:p>
          </table:table-cell>
          <table:table-cell table:formula="of:=['All contacts'.B2]*['Pop. distribution'.B3]" office:value-type="float" office:value="13.4111617312073" calcext:value-type="float">
            <text:p>13.4111617312073</text:p>
          </table:table-cell>
          <table:table-cell table:formula="of:=['All contacts'.B2]*['Pop. distribution'.B4]" office:value-type="float" office:value="0" calcext:value-type="float">
            <text:p>0</text:p>
          </table:table-cell>
          <table:table-cell table:formula="of:=[Interzonal.B7]*([Interzonal.B5])*[Interzonal.B1]*['Pop. distribution'.C2]" office:value-type="float" office:value="0" calcext:value-type="float">
            <text:p>0</text:p>
          </table:table-cell>
          <table:table-cell table:formula="of:=[Interzonal.B7]*([Interzonal.B5])*[Interzonal.B1]*['Pop. distribution'.C3]" office:value-type="float" office:value="0.00102459016393443" calcext:value-type="float">
            <text:p>0.001024590163934</text:p>
          </table:table-cell>
          <table:table-cell table:formula="of:=[Interzonal.B7]*([Interzonal.B5])*[Interzonal.B1]*['Pop. distribution'.C4]" office:value-type="float" office:value="0.000975409836065574" calcext:value-type="float">
            <text:p>0.000975409836066</text:p>
          </table:table-cell>
        </table:table-row>
        <table:table-row table:style-name="ro1">
          <table:table-cell office:value-type="string" calcext:value-type="string">
            <text:p>Orange/Adult</text:p>
          </table:table-cell>
          <table:table-cell table:formula="of:=['All contacts'.B3]*['Pop. distribution'.B2]" office:value-type="float" office:value="6.95330296127563" calcext:value-type="float">
            <text:p>6.95330296127563</text:p>
          </table:table-cell>
          <table:table-cell table:formula="of:=['All contacts'.B3]*['Pop. distribution'.B3]" office:value-type="float" office:value="8.04669703872437" calcext:value-type="float">
            <text:p>8.04669703872437</text:p>
          </table:table-cell>
          <table:table-cell table:formula="of:=['All contacts'.B3]*['Pop. distribution'.B4]" office:value-type="float" office:value="0" calcext:value-type="float">
            <text:p>0</text:p>
          </table:table-cell>
          <table:table-cell table:formula="of:=[Interzonal.B8]*([Interzonal.B5])*[Interzonal.B1]*['Pop. distribution'.C2]" office:value-type="float" office:value="0" calcext:value-type="float">
            <text:p>0</text:p>
          </table:table-cell>
          <table:table-cell table:formula="of:=[Interzonal.B8]*([Interzonal.B5])*[Interzonal.B1]*['Pop. distribution'.C3]" office:value-type="float" office:value="0.00102459016393443" calcext:value-type="float">
            <text:p>0.001024590163934</text:p>
          </table:table-cell>
          <table:table-cell table:formula="of:=[Interzonal.B8]*([Interzonal.B5])*[Interzonal.B1]*['Pop. distribution'.C4]" office:value-type="float" office:value="0.000975409836065574" calcext:value-type="float">
            <text:p>0.000975409836066</text:p>
          </table:table-cell>
        </table:table-row>
        <table:table-row table:style-name="ro1">
          <table:table-cell office:value-type="string" calcext:value-type="string">
            <text:p>Orange/Elderly</text:p>
          </table:table-cell>
          <table:table-cell table:formula="of:=['All contacts'.B4]*['Pop. distribution'.B2]" office:value-type="float" office:value="4.63553530751708" calcext:value-type="float">
            <text:p>4.63553530751708</text:p>
          </table:table-cell>
          <table:table-cell table:formula="of:=['All contacts'.B4]*['Pop. distribution'.B3]" office:value-type="float" office:value="5.36446469248292" calcext:value-type="float">
            <text:p>5.36446469248292</text:p>
          </table:table-cell>
          <table:table-cell table:formula="of:=['All contacts'.B4]*['Pop. distribution'.B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/Young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'All contacts'.B2]*['Pop. distribution'.C2]" office:value-type="float" office:value="0" calcext:value-type="float">
            <text:p>0</text:p>
          </table:table-cell>
          <table:table-cell table:formula="of:=['All contacts'.B2]*['Pop. distribution'.C3]" office:value-type="float" office:value="12.8073770491803" calcext:value-type="float">
            <text:p>12.8073770491803</text:p>
          </table:table-cell>
          <table:table-cell table:formula="of:=['All contacts'.B2]*['Pop. distribution'.C4]" office:value-type="float" office:value="12.1926229508197" calcext:value-type="float">
            <text:p>12.1926229508197</text:p>
          </table:table-cell>
        </table:table-row>
        <table:table-row table:style-name="ro1">
          <table:table-cell office:value-type="string" calcext:value-type="string">
            <text:p>Green/Adult</text:p>
          </table:table-cell>
          <table:table-cell table:formula="of:=[Interzonal.B3]*([Interzonal.B6]-[Interzonal.B5])*[Interzonal.B1]*['Pop. distribution'.B2]" office:value-type="float" office:value="0.00927107061503417" calcext:value-type="float">
            <text:p>0.009271070615034</text:p>
          </table:table-cell>
          <table:table-cell table:formula="of:=[Interzonal.B3]*([Interzonal.B6]-[Interzonal.B5])*[Interzonal.B1]*['Pop. distribution'.B3]" office:value-type="float" office:value="0.0107289293849658" calcext:value-type="float">
            <text:p>0.010728929384966</text:p>
          </table:table-cell>
          <table:table-cell table:formula="of:=[Interzonal.B3]*([Interzonal.B6]-[Interzonal.B5])*[Interzonal.B1]*['Pop. distribution'.B4]" office:value-type="float" office:value="0" calcext:value-type="float">
            <text:p>0</text:p>
          </table:table-cell>
          <table:table-cell table:formula="of:=['All contacts'.B3]*['Pop. distribution'.C2]" office:value-type="float" office:value="0" calcext:value-type="float">
            <text:p>0</text:p>
          </table:table-cell>
          <table:table-cell table:formula="of:=['All contacts'.B3]*['Pop. distribution'.C3]" office:value-type="float" office:value="7.6844262295082" calcext:value-type="float">
            <text:p>7.6844262295082</text:p>
          </table:table-cell>
          <table:table-cell table:formula="of:=['All contacts'.B3]*['Pop. distribution'.C4]" office:value-type="float" office:value="7.3155737704918" calcext:value-type="float">
            <text:p>7.3155737704918</text:p>
          </table:table-cell>
        </table:table-row>
        <table:table-row table:style-name="ro1">
          <table:table-cell office:value-type="string" calcext:value-type="string">
            <text:p>Green/Elderly</text:p>
          </table:table-cell>
          <table:table-cell table:formula="of:=[Interzonal.B4]*([Interzonal.B6]-[Interzonal.B5])*[Interzonal.B1]*['Pop. distribution'.B2]" office:value-type="float" office:value="0.00927107061503417" calcext:value-type="float">
            <text:p>0.009271070615034</text:p>
          </table:table-cell>
          <table:table-cell table:formula="of:=[Interzonal.B4]*([Interzonal.B6]-[Interzonal.B5])*[Interzonal.B1]*['Pop. distribution'.B3]" office:value-type="float" office:value="0.0107289293849658" calcext:value-type="float">
            <text:p>0.010728929384966</text:p>
          </table:table-cell>
          <table:table-cell table:formula="of:=[Interzonal.B4]*([Interzonal.B6]-[Interzonal.B5])*[Interzonal.B1]*['Pop. distribution'.B4]" office:value-type="float" office:value="0" calcext:value-type="float">
            <text:p>0</text:p>
          </table:table-cell>
          <table:table-cell table:formula="of:=['All contacts'.B4]*['Pop. distribution'.C2]" office:value-type="float" office:value="0" calcext:value-type="float">
            <text:p>0</text:p>
          </table:table-cell>
          <table:table-cell table:formula="of:=['All contacts'.B4]*['Pop. distribution'.C3]" office:value-type="float" office:value="5.12295081967213" calcext:value-type="float">
            <text:p>5.12295081967213</text:p>
          </table:table-cell>
          <table:table-cell table:formula="of:=['All contacts'.B4]*['Pop. distribution'.C4]" office:value-type="float" office:value="4.87704918032787" calcext:value-type="float">
            <text:p>4.87704918032787</text:p>
          </table:table-cell>
        </table:table-row>
      </table:table>
      <table:table table:name="Contacts (normalised)" table:style-name="ta1">
        <table:table-column table:style-name="co6" table:number-columns-repeated="7" table:default-cell-style-name="Default"/>
        <table:table-row table:style-name="ro1">
          <table:table-cell/>
          <table:table-cell office:value-type="string" calcext:value-type="string">
            <text:p>Orange/Young</text:p>
          </table:table-cell>
          <table:table-cell office:value-type="string" calcext:value-type="string">
            <text:p>Orange/Adult</text:p>
          </table:table-cell>
          <table:table-cell office:value-type="string" calcext:value-type="string">
            <text:p>Orange/Elderly</text:p>
          </table:table-cell>
          <table:table-cell office:value-type="string" calcext:value-type="string">
            <text:p>Green/Young</text:p>
          </table:table-cell>
          <table:table-cell office:value-type="string" calcext:value-type="string">
            <text:p>Green/Adult</text:p>
          </table:table-cell>
          <table:table-cell office:value-type="string" calcext:value-type="string">
            <text:p>Green/Elderly</text:p>
          </table:table-cell>
        </table:table-row>
        <table:table-row table:style-name="ro1">
          <table:table-cell office:value-type="string" calcext:value-type="string">
            <text:p>Orange/Young</text:p>
          </table:table-cell>
          <table:table-cell table:formula="of:=['Contacts (absolute)'.B2]/SUM(['Contacts (absolute)'.B2:.G2])" office:value-type="float" office:value="0.463516449435754" calcext:value-type="float">
            <text:p>0.463516449435754</text:p>
          </table:table-cell>
          <table:table-cell table:formula="of:=['Contacts (absolute)'.C2]/SUM(['Contacts (absolute)'.B2:.G2])" office:value-type="float" office:value="0.536403556963734" calcext:value-type="float">
            <text:p>0.536403556963734</text:p>
          </table:table-cell>
          <table:table-cell table:formula="of:=['Contacts (absolute)'.D2]/SUM(['Contacts (absolute)'.B2:.G2])" office:value-type="float" office:value="0" calcext:value-type="float">
            <text:p>0</text:p>
          </table:table-cell>
          <table:table-cell table:formula="of:=['Contacts (absolute)'.E2]/SUM(['Contacts (absolute)'.B2:.G2])" office:value-type="float" office:value="0" calcext:value-type="float">
            <text:p>0</text:p>
          </table:table-cell>
          <table:table-cell table:formula="of:=['Contacts (absolute)'.F2]/SUM(['Contacts (absolute)'.B2:.G2])" office:value-type="float" office:value="0.0000409803281311266" calcext:value-type="float">
            <text:p>4.09803281311266E-05</text:p>
          </table:table-cell>
          <table:table-cell table:formula="of:=['Contacts (absolute)'.G2]/SUM(['Contacts (absolute)'.B2:.G2])" office:value-type="float" office:value="0.0000390132723808325" calcext:value-type="float">
            <text:p>3.90132723808325E-05</text:p>
          </table:table-cell>
        </table:table-row>
        <table:table-row table:style-name="ro1">
          <table:table-cell office:value-type="string" calcext:value-type="string">
            <text:p>Orange/Adult</text:p>
          </table:table-cell>
          <table:table-cell table:formula="of:=['Contacts (absolute)'.B3]/SUM(['Contacts (absolute)'.B3:.G3])" office:value-type="float" office:value="0.463491731854128" calcext:value-type="float">
            <text:p>0.463491731854128</text:p>
          </table:table-cell>
          <table:table-cell table:formula="of:=['Contacts (absolute)'.C3]/SUM(['Contacts (absolute)'.B3:.G3])" office:value-type="float" office:value="0.536374952587947" calcext:value-type="float">
            <text:p>0.536374952587947</text:p>
          </table:table-cell>
          <table:table-cell table:formula="of:=['Contacts (absolute)'.D3]/SUM(['Contacts (absolute)'.B3:.G3])" office:value-type="float" office:value="0" calcext:value-type="float">
            <text:p>0</text:p>
          </table:table-cell>
          <table:table-cell table:formula="of:=['Contacts (absolute)'.E3]/SUM(['Contacts (absolute)'.B3:.G3])" office:value-type="float" office:value="0" calcext:value-type="float">
            <text:p>0</text:p>
          </table:table-cell>
          <table:table-cell table:formula="of:=['Contacts (absolute)'.F3]/SUM(['Contacts (absolute)'.B3:.G3])" office:value-type="float" office:value="0.0000682969046750051" calcext:value-type="float">
            <text:p>6.82969046750051E-05</text:p>
          </table:table-cell>
          <table:table-cell table:formula="of:=['Contacts (absolute)'.G3]/SUM(['Contacts (absolute)'.B3:.G3])" office:value-type="float" office:value="0.0000650186532506048" calcext:value-type="float">
            <text:p>6.50186532506048E-05</text:p>
          </table:table-cell>
        </table:table-row>
        <table:table-row table:style-name="ro1">
          <table:table-cell office:value-type="string" calcext:value-type="string">
            <text:p>Orange/Elderly</text:p>
          </table:table-cell>
          <table:table-cell table:formula="of:=['Contacts (absolute)'.B4]/SUM(['Contacts (absolute)'.B4:.G4])" office:value-type="float" office:value="0.463553530751708" calcext:value-type="float">
            <text:p>0.463553530751708</text:p>
          </table:table-cell>
          <table:table-cell table:formula="of:=['Contacts (absolute)'.C4]/SUM(['Contacts (absolute)'.B4:.G4])" office:value-type="float" office:value="0.536446469248292" calcext:value-type="float">
            <text:p>0.536446469248292</text:p>
          </table:table-cell>
          <table:table-cell table:formula="of:=['Contacts (absolute)'.D4]/SUM(['Contacts (absolute)'.B4:.G4])" office:value-type="float" office:value="0" calcext:value-type="float">
            <text:p>0</text:p>
          </table:table-cell>
          <table:table-cell table:formula="of:=['Contacts (absolute)'.E4]/SUM(['Contacts (absolute)'.B4:.G4])" office:value-type="float" office:value="0" calcext:value-type="float">
            <text:p>0</text:p>
          </table:table-cell>
          <table:table-cell table:formula="of:=['Contacts (absolute)'.F4]/SUM(['Contacts (absolute)'.B4:.G4])" office:value-type="float" office:value="0" calcext:value-type="float">
            <text:p>0</text:p>
          </table:table-cell>
          <table:table-cell table:formula="of:=['Contacts (absolute)'.G4]/SUM(['Contacts (absolute)'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/Young</text:p>
          </table:table-cell>
          <table:table-cell table:formula="of:=['Contacts (absolute)'.B5]/SUM(['Contacts (absolute)'.B5:.G5])" office:value-type="float" office:value="0" calcext:value-type="float">
            <text:p>0</text:p>
          </table:table-cell>
          <table:table-cell table:formula="of:=['Contacts (absolute)'.C5]/SUM(['Contacts (absolute)'.B5:.G5])" office:value-type="float" office:value="0" calcext:value-type="float">
            <text:p>0</text:p>
          </table:table-cell>
          <table:table-cell table:formula="of:=['Contacts (absolute)'.D5]/SUM(['Contacts (absolute)'.B5:.G5])" office:value-type="float" office:value="0" calcext:value-type="float">
            <text:p>0</text:p>
          </table:table-cell>
          <table:table-cell table:formula="of:=['Contacts (absolute)'.E5]/SUM(['Contacts (absolute)'.B5:.G5])" office:value-type="float" office:value="0" calcext:value-type="float">
            <text:p>0</text:p>
          </table:table-cell>
          <table:table-cell table:formula="of:=['Contacts (absolute)'.F5]/SUM(['Contacts (absolute)'.B5:.G5])" office:value-type="float" office:value="0.512295081967213" calcext:value-type="float">
            <text:p>0.512295081967213</text:p>
          </table:table-cell>
          <table:table-cell table:formula="of:=['Contacts (absolute)'.G5]/SUM(['Contacts (absolute)'.B5:.G5])" office:value-type="float" office:value="0.487704918032787" calcext:value-type="float">
            <text:p>0.487704918032787</text:p>
          </table:table-cell>
        </table:table-row>
        <table:table-row table:style-name="ro1">
          <table:table-cell office:value-type="string" calcext:value-type="string">
            <text:p>Green/Adult</text:p>
          </table:table-cell>
          <table:table-cell table:formula="of:=['Contacts (absolute)'.B6]/SUM(['Contacts (absolute)'.B6:.G6])" office:value-type="float" office:value="0.000617248376500278" calcext:value-type="float">
            <text:p>0.0006172483765</text:p>
          </table:table-cell>
          <table:table-cell table:formula="of:=['Contacts (absolute)'.C6]/SUM(['Contacts (absolute)'.B6:.G6])" office:value-type="float" office:value="0.000714309546269363" calcext:value-type="float">
            <text:p>0.000714309546269</text:p>
          </table:table-cell>
          <table:table-cell table:formula="of:=['Contacts (absolute)'.D6]/SUM(['Contacts (absolute)'.B6:.G6])" office:value-type="float" office:value="0" calcext:value-type="float">
            <text:p>0</text:p>
          </table:table-cell>
          <table:table-cell table:formula="of:=['Contacts (absolute)'.E6]/SUM(['Contacts (absolute)'.B6:.G6])" office:value-type="float" office:value="0" calcext:value-type="float">
            <text:p>0</text:p>
          </table:table-cell>
          <table:table-cell table:formula="of:=['Contacts (absolute)'.F6]/SUM(['Contacts (absolute)'.B6:.G6])" office:value-type="float" office:value="0.511612931392024" calcext:value-type="float">
            <text:p>0.511612931392024</text:p>
          </table:table-cell>
          <table:table-cell table:formula="of:=['Contacts (absolute)'.G6]/SUM(['Contacts (absolute)'.B6:.G6])" office:value-type="float" office:value="0.487055510685207" calcext:value-type="float">
            <text:p>0.487055510685207</text:p>
          </table:table-cell>
        </table:table-row>
        <table:table-row table:style-name="ro1">
          <table:table-cell office:value-type="string" calcext:value-type="string">
            <text:p>Green/Elderly</text:p>
          </table:table-cell>
          <table:table-cell table:formula="of:=['Contacts (absolute)'.B7]/SUM(['Contacts (absolute)'.B7:.G7])" office:value-type="float" office:value="0.000925256548406604" calcext:value-type="float">
            <text:p>0.000925256548407</text:p>
          </table:table-cell>
          <table:table-cell table:formula="of:=['Contacts (absolute)'.C7]/SUM(['Contacts (absolute)'.B7:.G7])" office:value-type="float" office:value="0.00107075143562533" calcext:value-type="float">
            <text:p>0.001070751435625</text:p>
          </table:table-cell>
          <table:table-cell table:formula="of:=['Contacts (absolute)'.D7]/SUM(['Contacts (absolute)'.B7:.G7])" office:value-type="float" office:value="0" calcext:value-type="float">
            <text:p>0</text:p>
          </table:table-cell>
          <table:table-cell table:formula="of:=['Contacts (absolute)'.E7]/SUM(['Contacts (absolute)'.B7:.G7])" office:value-type="float" office:value="0" calcext:value-type="float">
            <text:p>0</text:p>
          </table:table-cell>
          <table:table-cell table:formula="of:=['Contacts (absolute)'.F7]/SUM(['Contacts (absolute)'.B7:.G7])" office:value-type="float" office:value="0.511272536893426" calcext:value-type="float">
            <text:p>0.511272536893426</text:p>
          </table:table-cell>
          <table:table-cell table:formula="of:=['Contacts (absolute)'.G7]/SUM(['Contacts (absolute)'.B7:.G7])" office:value-type="float" office:value="0.486731455122542" calcext:value-type="float">
            <text:p>0.486731455122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Campillo-Funollet</meta:initial-creator>
    <meta:creation-date>2020-06-15T12:52:10.601472597</meta:creation-date>
    <dc:date>2020-06-15T23:29:49.034680083</dc:date>
    <dc:creator>Eduard Campillo-Funollet</dc:creator>
    <meta:editing-duration>PT4H37M42S</meta:editing-duration>
    <meta:editing-cycles>8</meta:editing-cycles>
    <meta:generator>LibreOffice/6.0.7.3$Linux_X86_64 LibreOffice_project/00m0$Build-3</meta:generator>
    <meta:document-statistic meta:table-count="7" meta:cell-count="172" meta:object-count="0"/>
  </office:meta>
</office:document-meta>
</file>